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ejaVu Serif" fo:font-size="9pt" officeooo:paragraph-rsid="001f0f78" style:font-size-asian="9pt" style:font-size-complex="9pt"/>
    </style:style>
    <style:style style:name="T1" style:family="text">
      <style:text-properties officeooo:rsid="001f0f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lors du texte ic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.101cm" fo:margin-bottom="4.2cm" fo:margin-left="1.499cm" fo:margin-right="3cm" style:shadow="none" fo:background-color="transparent" style:writing-mode="lr-tb" style:footnote-max-height="0cm">
        <style:background-image/>
        <style:columns fo:column-count="2" fo:column-gap="0cm">
          <style:column style:rel-width="2920*" fo:start-indent="0cm" fo:end-indent="0cm"/>
          <style:column style:rel-width="2920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4T11:43:48</meta:creation-date>
    <meta:generator>LibreOffice/4.0.2.2$Linux_X86_64 LibreOffice_project/400m0$Build-2</meta:generator>
    <dc:date>2013-10-04T11:47:11</dc:date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19" meta:non-whitespace-character-count="16"/>
  </office:meta>
</office:document-meta>
</file>